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1pt" fo:font-style="normal" fo:font-weight="bold" style:font-name-asian="Georgia" style:font-size-asian="11pt" style:font-style-asian="normal" style:font-weight-asian="bold" style:font-name-complex="Georgia" style:font-size-complex="11pt" style:font-style-complex="normal" style:font-weight-complex="bold"/>
    </style:style>
    <style:style style:name="P2"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3"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4" style:family="paragraph" style:parent-style-name="Standard" style:list-style-nam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T1" style:family="text">
      <style:text-properties fo:color="#000000" fo:font-size="11pt" fo:font-weight="bold" style:font-name-asian="Georgia" style:font-size-asian="11pt" style:font-weight-asian="bold" style:font-name-complex="Georgia" style:font-size-complex="11pt" style:font-weight-complex="bold"/>
    </style:style>
    <style:style style:name="T2" style:family="text">
      <style:text-properties fo:color="#000000" fo:font-size="11pt" fo:font-style="italic" fo:font-weight="normal" style:font-name-asian="Georgia" style:font-size-asian="11pt" style:font-style-asian="italic" style:font-weight-asian="normal" style:font-name-complex="Georgia" style:font-size-complex="11pt" style:font-style-complex="italic" style:font-weight-complex="normal"/>
    </style:style>
    <style:style style:name="T3" style:family="text">
      <style:text-properties fo:color="#000000"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4" style:family="text">
      <style:text-properties fo:color="#000000" fo:font-size="11pt" fo:font-style="normal" fo:font-weight="bold" style:font-name-asian="Georgia" style:font-size-asian="11pt" style:font-style-asian="normal" style:font-weight-asian="bold" style:font-name-complex="Georgia" style:font-size-complex="11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9. Protection of Human Subjects </text:span></text:p>
      <text:p text:style-name="P2"><text:span text:style-name="T1">1. Risks to Human Subjects </text:span></text:p>
      <text:p text:style-name="P2"><text:span text:style-name="T1">a. Human subjects involvement and characteristics. </text:span></text:p>
      <text:p text:style-name="P2"><text:span text:style-name="T2">Behavioral task. </text:span><text:span text:style-name="T3">The tasks will involve listening to computer-generated sounds through headphones; performing cognitive operations (e.g., responding to or making a decision about a stimulus); and making a response (e.g., a button press) regarding the presented stimuli. Subjects will be screened ahead of time to determine normal auditory function. In addition, we will obtain informed consent before each experimental session. Our subject population will include approximately 50% men and 50% women (age range: 18-65), and minorities at rates representative of the diverse population of NYU and the surrounding community (see Inclusion of Women and Minorities and Inclusion of Children). These subjects will be found by advertising on campus electronic bulletin boards and by posting announcements on bulletin boards placed throughout campus. These subjects will be paid $10/hour for behavioral experiments. Subjects who are unable to attend to or respond to stimuli as required by the experimental protocol will be excluded. There will be no cost to the subjects for participation in this study. No private or personal data will be retained by our lab. Any data that may be published in scientific journals will not reveal the identity of the subjects.</text:span></text:p>
      <text:p text:style-name="P2"><text:span text:style-name="T4">b. Sources of materials. </text:span><text:span text:style-name="T3">N/A. We will collect no physical materials from subjects. </text:span></text:p>
      <text:p text:style-name="P2"><text:span text:style-name="T4">c. Potential risks. </text:span><text:span text:style-name="T3">The risks to subjects from these studies will be minimal. Subjects will be informed that they should contact the PIs if they have experienced a research related injury. Because of the extended period of focused attention required for psychophysics, some subjects can find the experience unpleasant. It is also conceivable that subjects might experience claustrophobia or other anxiety in the soundproof booth. Neither of these scenarios poses a major threat to subjects' physical health, but efforts will be made to make the experience as comfortable as possible to encourage retention of the subject pool. Participants will be informed that they may withdraw from the experiment at any time with no penalty if they so desire.</text:span></text:p>
      <text:p text:style-name="P2"><text:span text:style-name="T4">2. Adequacy of Protection Against Risks </text:span></text:p>
      <text:p text:style-name="P2"><text:span text:style-name="T4">a. Recruitment and informed consent.</text:span><text:span text:style-name="T3"> Prior to participating in the study, subjects will be informed of the risks and benefits of the study, and will fill out and sign the informed consent. Experimenters will verbally question the subjects to make sure that the informed consent has been understood. Subjects will be able to withdraw from the study at any time with no penalty. The human subject protocols will be reviewed annually by the University Committee on Activities Involving Human Subjects (UCAIHS). Confidentiality of research records will be strictly maintained. All data will be stored on the PIs’ computer file servers, under password protection. Only the PIs and their designated research associates will have access to the data. The results of these studies may be published in a book or journal or used for teaching purposes. However, subjects’ names or other identifiers will not be used in any publication or teaching material without specific permission. Data will be backed up on to CD, DVD, or computer tape. These backup media will be stored in a locked cabinet in the laboratory. Subject identity will be coded on all documents so as not to breech confidentiality. After publication, the data will be removed from the PIs’ computer file servers. The backup media (CDs, DVDs, computer tapes) and other documents will be kept indefinitely. </text:span></text:p>
      <text:p text:style-name="P2"><text:span text:style-name="T4">b. Protections against risk. </text:span><text:span text:style-name="T3">Anyone involved in data collection must have successfully completed the UCAIHS training course at NYU. Only certified investigators may be involved in subject recruitment and administration of informed consent. </text:span></text:p>
      <text:p text:style-name="P2"><text:span text:style-name="T4">3. Potential Benefits of the Proposed Research to the Human Subjects and Others. </text:span><text:span text:style-name="T3">There will be no direct benefits to subjects for their participation in the proposed experiments. The psychophysical and psychological knowledge to be gained from these studies, as well as potential impact on health treatments, justifies the use of human subjects.</text:span></text:p>
      <text:p text:style-name="P1">4. Importance of the Knowledge to be Gained</text:p>
      <text:p text:style-name="P4">The proposed research has the potential to challenge the traditional account of auditory processes underlying behavior, and is a platform for major advancements in basic research through computational modeling of neurobiological mechanisms. In addition, the methods and measurements used in our analysis may have clinical application for tracking higher level auditory abilities in patient populations. These advancements come with minimal risk to the subjects involved in psychophys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2-12T09:28:49</meta:creation-date>
    <dc:date>2012-12-12T10:58:38</dc:date>
    <dc:creator>Sara Steele</dc:creator>
    <meta:editing-duration>PT1H29M49S</meta:editing-duration>
    <meta:editing-cycles>20</meta:editing-cycles>
    <meta:generator>LibreOffice/3.3$Unix LibreOffice_project/330m19$Build-6</meta:generator>
    <meta:document-statistic meta:table-count="0" meta:image-count="0" meta:object-count="0" meta:page-count="1" meta:paragraph-count="12" meta:word-count="725" meta:character-count="4708"/>
  </office:meta>
</office:document-meta>
</file>